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359e" officeooo:paragraph-rsid="001c359e"/>
    </style:style>
    <style:style style:name="P2" style:family="paragraph" style:parent-style-name="Standard">
      <style:text-properties officeooo:paragraph-rsid="001c359e"/>
    </style:style>
    <style:style style:name="P3" style:family="paragraph" style:parent-style-name="Standard">
      <style:text-properties fo:font-weight="bold" officeooo:rsid="001c359e" officeooo:paragraph-rsid="001c359e" style:font-weight-asian="bold" style:font-weight-complex="bold"/>
    </style:style>
    <style:style style:name="P4" style:family="paragraph" style:parent-style-name="Standard">
      <style:text-properties officeooo:rsid="001ebdb9" officeooo:paragraph-rsid="001ebdb9"/>
    </style:style>
    <style:style style:name="T1" style:family="text">
      <style:text-properties officeooo:rsid="001c359e"/>
    </style:style>
    <style:style style:name="T2" style:family="text">
      <style:text-properties officeooo:rsid="001eed52"/>
    </style:style>
    <style:style style:name="T3" style:family="text">
      <style:text-properties officeooo:rsid="00202c4b"/>
    </style:style>
    <style:style style:name="T4" style:family="text">
      <style:text-properties officeooo:rsid="0021eb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roach in strategy 4</text:p>
      <text:p text:style-name="P1"><text:span text:style-name="T4">1. </text:span>We initialized the three matrices for all the processes namely A,L,U of type double*[n] so that they are stored contiguously in memory allowing the use of MPI functions, because they work only with contiguous blocks.</text:p>
      <text:p text:style-name="P2"><text:span text:style-name="T4">2. </text:span><text:span text:style-name="T1">We also initialized the sub-matrices sub_L, sub_U which collect the subset of rows from L and U respectively from root process, perform the computation and then send back their sub-matrices which is gathered back in the L matrix of the root process.</text:span></text:p>
      <text:p text:style-name="P1"><text:span text:style-name="T4">3. </text:span>Likewise, we also broadcasted the rows of L and U, i.e. L[j] and U[j] for the iteration j of 1-loop. Since C’s implementation is row-major we had worked with the transpose of U. And this U was finally converted to its original form when writing to the file.</text:p>
      <text:p text:style-name="P2"><text:span text:style-name="T4">4. </text:span><text:span text:style-name="T1">Finally, when scattering the matrices L and U, we had divided the set of rows into chunks equal to total rows divided by number of processors. And to make sure that each process operates properly on its sub matrices sub_L and sub_U, we also set the appropriate range of the iterations for 2-loop which was decided by left_i, right_i.</text:span></text:p>
      <text:p text:style-name="P1"><text:span text:style-name="T4">5. </text:span>Deciding the appropriate range through left_i, right_i had various interesting corner cases we took care of, for example some processes had gotten rows whose indices either came before j or had jth index in between of were entirely after j. </text:p>
      <text:p text:style-name="P1">The processes who row indices came before j didn’t do any work during that loop.</text:p>
      <text:p text:style-name="P1"/>
      <text:p text:style-name="P3">Caveats:</text:p>
      <text:p text:style-name="P2"><text:span text:style-name="T1">1. Since scatter and gather() functions of MPI only work when the block size is divisible by the number of processors we added a certain minimum amount of padding so that the matrix dimensions become dvisible.</text:span></text:p>
      <text:p text:style-name="P4">2. Since mpi functions work only on contiguous blocks of memory, we had to use different data type, i.e., double*[n] instead of double** (in which there was no guarantee of continuity). And we then finally copied the results into double** data type variables and only passed those variables to write_output() function to maintain uniformity in evaluation. <text:span text:style-name="T2">And do</text:span><text:span text:style-name="T3">ing</text:span><text:span text:style-name="T2"> this had negligible overhea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6T15:47:35.483487484</meta:creation-date>
    <dc:date>2021-04-26T16:00:39.572430649</dc:date>
    <meta:editing-duration>PT2M32S</meta:editing-duration>
    <meta:editing-cycles>5</meta:editing-cycles>
    <meta:generator>LibreOffice/6.4.6.2$Linux_X86_64 LibreOffice_project/40$Build-2</meta:generator>
    <meta:document-statistic meta:table-count="0" meta:image-count="0" meta:object-count="0" meta:page-count="1" meta:paragraph-count="10" meta:word-count="347" meta:character-count="2025" meta:non-whitespace-character-count="1687"/>
  </office:meta>
</office:document-meta>
</file>